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ellipse draw:style-name="gr1" draw:text-style-name="P1" xml:id="id2" draw:id="id2" draw:layer="layout" svg:width="4.572cm" svg:height="2.286cm" svg:x="6.684cm" svg:y="1.649cm">
          <text:p text:style-name="P1">MTaskModel</text:p>
        </draw:ellipse>
        <draw:ellipse draw:style-name="gr1" draw:text-style-name="P1" xml:id="id3" draw:id="id3" draw:layer="layout" svg:width="4.572cm" svg:height="2.286cm" svg:x="1.27cm" svg:y="14.859cm">
          <text:p text:style-name="P1">MTaskNode</text:p>
          <text:p text:style-name="P1">(child)</text:p>
        </draw:ellipse>
        <draw:ellipse draw:style-name="gr1" draw:text-style-name="P1" xml:id="id7" draw:id="id7" draw:layer="layout" svg:width="4.572cm" svg:height="2.286cm" svg:x="9.144cm" svg:y="17.272cm">
          <text:p text:style-name="P1">MTaskDotNode</text:p>
        </draw:ellipse>
        <draw:ellipse draw:style-name="gr1" draw:text-style-name="P1" xml:id="id4" draw:id="id4" draw:layer="layout" svg:width="4.572cm" svg:height="2.286cm" svg:x="11.938cm" svg:y="10.414cm">
          <text:p text:style-name="P1">MTaskConnection</text:p>
        </draw:ellipse>
        <draw:ellipse draw:style-name="gr1" draw:text-style-name="P1" xml:id="id5" draw:id="id5" draw:layer="layout" svg:width="4.572cm" svg:height="2.286cm" svg:x="17.526cm" svg:y="1.778cm">
          <text:p text:style-name="P1">GTaskCanvas</text:p>
        </draw:ellipse>
        <draw:ellipse draw:style-name="gr1" draw:text-style-name="P1" xml:id="id6" draw:id="id6" draw:layer="layout" svg:width="4.572cm" svg:height="2.286cm" svg:x="15.748cm" svg:y="13.716cm">
          <text:p text:style-name="P1">GTaskNode</text:p>
        </draw:ellipse>
        <draw:ellipse draw:style-name="gr1" draw:text-style-name="P1" xml:id="id8" draw:id="id8" draw:layer="layout" svg:width="4.572cm" svg:height="2.286cm" svg:x="18.542cm" svg:y="16.764cm">
          <text:p text:style-name="P1">GTaskDotNode</text:p>
        </draw:ellipse>
        <draw:ellipse draw:style-name="gr1" draw:text-style-name="P1" xml:id="id9" draw:id="id9" draw:layer="layout" svg:width="4.572cm" svg:height="2.286cm" svg:x="20.574cm" svg:y="10.414cm">
          <text:p text:style-name="P1">GTaskConnection</text:p>
        </draw:ellipse>
        <draw:ellipse draw:style-name="gr1" draw:text-style-name="P1" xml:id="id1" draw:id="id1" draw:layer="layout" svg:width="4.572cm" svg:height="2.286cm" svg:x="1.016cm" svg:y="5.842cm">
          <text:p text:style-name="P1">MTaskNode</text:p>
          <text:p text:style-name="P1">(parent)</text:p>
        </draw:ellipse>
        <draw:connector draw:style-name="gr2" draw:text-style-name="P1" draw:layer="layout" draw:type="line" svg:x1="5.588cm" svg:y1="6.985cm" svg:x2="8.97cm" svg:y2="3.935cm" draw:start-shape="id1" draw:start-glue-point="1" draw:end-shape="id2" draw:end-glue-point="2" svg:d="m5588 6985 3382-3050">
          <text:p text:style-name="P1">deleted</text:p>
        </draw:connector>
        <draw:connector draw:style-name="gr2" draw:text-style-name="P1" draw:layer="layout" draw:type="line" svg:x1="5.842cm" svg:y1="16.002cm" svg:x2="8.97cm" svg:y2="3.935cm" draw:start-shape="id3" draw:end-shape="id2" draw:end-glue-point="2" svg:d="m5842 16002 3128-12067">
          <text:p text:style-name="P1">deleted</text:p>
          <text:p text:style-name="P1">全GTaskCanvasにdeleteTaskNode</text:p>
          <text:p text:style-name="P1">して転送</text:p>
          <text:p text:style-name="P1"><text:span text:style-name="T1">attrChanged('name')</text:span></text:p>
        </draw:connector>
        <draw:connector draw:style-name="gr2" draw:text-style-name="P1" draw:layer="layout" draw:type="line" svg:x1="14.224cm" svg:y1="10.414cm" svg:x2="8.97cm" svg:y2="3.935cm" draw:start-shape="id4" draw:start-glue-point="0" draw:end-shape="id2" draw:end-glue-point="2" svg:d="m14224 10414-5254-6479">
          <text:p text:style-name="P1">deleted</text:p>
          <text:p text:style-name="P1">登録解除</text:p>
        </draw:connector>
        <draw:connector draw:style-name="gr2" draw:text-style-name="P1" draw:layer="layout" draw:type="line" svg:x1="11.256cm" svg:y1="2.792cm" svg:x2="17.526cm" svg:y2="2.921cm" draw:start-shape="id2" draw:start-glue-point="1" draw:end-shape="id5" draw:end-glue-point="3" svg:d="m11256 2792 6270 129">
          <text:p text:style-name="P1">createTask</text:p>
          <text:p text:style-name="P1">createDot</text:p>
          <text:p text:style-name="P1">createConnection</text:p>
          <text:p text:style-name="P1">deleteTaskNode</text:p>
          <text:p text:style-name="P1">changeRoot</text:p>
          <text:p text:style-name="P1"><text:span text:style-name="T1">renameTaskNode</text:span></text:p>
        </draw:connector>
        <draw:connector draw:style-name="gr2" draw:text-style-name="P1" draw:layer="layout" draw:type="line" svg:x1="3.556cm" svg:y1="14.859cm" svg:x2="3.302cm" svg:y2="8.128cm" draw:start-shape="id3" draw:start-glue-point="0" draw:end-shape="id1" draw:end-glue-point="2" svg:d="m3556 14859-254-6731">
          <text:p text:style-name="P1">attrChanged</text:p>
          <text:p text:style-name="P1">childAdded</text:p>
          <text:p text:style-name="P1">childRemoved</text:p>
          <text:p text:style-name="P1">deleted</text:p>
        </draw:connector>
        <draw:connector draw:style-name="gr2" draw:text-style-name="P1" draw:layer="layout" draw:type="line" svg:x1="5.842cm" svg:y1="16.002cm" svg:x2="15.748cm" svg:y2="14.859cm" draw:start-shape="id3" draw:end-shape="id6" draw:end-glue-point="3" svg:d="m5842 16002 9906-1143">
          <text:p text:style-name="P1">attrChanged</text:p>
          <text:p text:style-name="P1">deleted</text:p>
          <text:p text:style-name="P1">childAdded</text:p>
          <text:p text:style-name="P1">childRemoved</text:p>
          <text:p text:style-name="P1"/>
        </draw:connector>
        <draw:connector draw:style-name="gr2" draw:text-style-name="P1" draw:layer="layout" draw:type="line" svg:x1="13.716cm" svg:y1="18.415cm" svg:x2="18.542cm" svg:y2="17.907cm" draw:start-shape="id7" draw:start-glue-point="1" draw:end-shape="id8" draw:end-glue-point="3" svg:d="m13716 18415 4826-508">
          <text:p text:style-name="P1">attrChanged</text:p>
          <text:p text:style-name="P1">deleted</text:p>
        </draw:connector>
        <draw:connector draw:style-name="gr2" draw:text-style-name="P1" draw:layer="layout" draw:type="line" svg:x1="16.51cm" svg:y1="11.557cm" svg:x2="20.574cm" svg:y2="11.557cm" draw:start-shape="id4" draw:end-shape="id9" svg:d="m16510 11557h4064">
          <text:p text:style-name="P1">deleted</text:p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 he</meta:initial-creator>
    <meta:creation-date>2017-06-22T02:42:08</meta:creation-date>
    <meta:editing-duration>PT7M2S</meta:editing-duration>
    <meta:editing-cycles>4</meta:editing-cycles>
    <dc:date>2017-06-22T03:04:20</dc:date>
    <dc:creator>ho he</dc:creator>
    <meta:generator>OpenOffice.org/3.4.1$Unix OpenOffice.org_project/341m1$Build-9593</meta:generator>
    <meta:document-statistic meta:object-count="40"/>
  </office:meta>
</office:document-meta>
</file>